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Schema Definition:</text:span></text:p>
      <text:p text:style-name="Text_20_body">In GraphQL, the schema defines the structure of the data that can be queried and manipulated by clients. It specifies the types, queries, mutations, and subscriptions that make up the API.</text:p>
      <text:p text:style-name="Text_20_body"><text:span text:style-name="Strong_20_Emphasis">Types:</text:span></text:p>
      <text:list text:style-name="L1">
        <text:list-item>
          <text:p text:style-name="P3">Define custom types for representing data in the GraphQL schema.</text:p>
        </text:list-item>
        <text:list-item>
          <text:p text:style-name="P2">Types can be scalar (e.g., String, Int, Float, Boolean, ID) or object types representing complex data structures.</text:p>
        </text:list-item>
      </text:list>
      <text:p text:style-name="Text_20_body">Example:</text:p>
      <text:p text:style-name="P1">graphql</text:p>
      <text:p text:style-name="Preformatted_20_Text"><text:span text:style-name="Source_20_Text">type User {</text:span></text:p>
      <text:p text:style-name="Preformatted_20_Text"><text:span text:style-name="Source_20_Text"><text:s text:c="2"/>id: ID!</text:span></text:p>
      <text:p text:style-name="Preformatted_20_Text"><text:span text:style-name="Source_20_Text"><text:s text:c="2"/>name: String!</text:span></text:p>
      <text:p text:style-name="Preformatted_20_Text"><text:span text:style-name="Source_20_Text"><text:s text:c="2"/>email: String!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type Query {</text:span></text:p>
      <text:p text:style-name="Preformatted_20_Text"><text:span text:style-name="Source_20_Text"><text:s text:c="2"/>getUser(id: ID!): User</text:span></text:p>
      <text:p text:style-name="P1"><text:span text:style-name="Source_20_Text">}</text:span></text:p>
      <text:p text:style-name="Text_20_body"><text:span text:style-name="Strong_20_Emphasis">Queries:</text:span></text:p>
      <text:list text:style-name="L2">
        <text:list-item>
          <text:p text:style-name="P5">Define queries for fetching data from the GraphQL API.</text:p>
        </text:list-item>
        <text:list-item>
          <text:p text:style-name="P4">Queries specify the fields to be included in the response and can include arguments for filtering, sorting, and pagination.</text:p>
        </text:list-item>
      </text:list>
      <text:p text:style-name="Text_20_body">Example:</text:p>
      <text:p text:style-name="P1">graphql</text:p>
      <text:p text:style-name="Preformatted_20_Text"><text:span text:style-name="Source_20_Text">type Query {</text:span></text:p>
      <text:p text:style-name="Preformatted_20_Text"><text:span text:style-name="Source_20_Text"><text:s text:c="2"/>getUser(id: ID!): User</text:span></text:p>
      <text:p text:style-name="Preformatted_20_Text"><text:span text:style-name="Source_20_Text"><text:s text:c="2"/>getUsers: [User]</text:span></text:p>
      <text:p text:style-name="P1"><text:span text:style-name="Source_20_Text">}</text:span></text:p>
      <text:p text:style-name="Text_20_body"><text:span text:style-name="Strong_20_Emphasis">Mutations:</text:span></text:p>
      <text:list text:style-name="L3">
        <text:list-item>
          <text:p text:style-name="P7">Define mutations for modifying data in the GraphQL API.</text:p>
        </text:list-item>
        <text:list-item>
          <text:p text:style-name="P6">Mutations specify the input data and the fields to be returned in the response.</text:p>
        </text:list-item>
      </text:list>
      <text:p text:style-name="Text_20_body">Example:</text:p>
      <text:p text:style-name="P1">graphql</text:p>
      <text:p text:style-name="Preformatted_20_Text"><text:span text:style-name="Source_20_Text">type Mutation {</text:span></text:p>
      <text:p text:style-name="Preformatted_20_Text"><text:span text:style-name="Source_20_Text"><text:s text:c="2"/>createUser(name: String!, email: String!): User</text:span></text:p>
      <text:p text:style-name="Preformatted_20_Text"><text:span text:style-name="Source_20_Text"><text:s text:c="2"/>updateUser(id: ID!, name: String, email: String): User</text:span></text:p>
      <text:p text:style-name="Preformatted_20_Text"><text:span text:style-name="Source_20_Text"><text:s text:c="2"/>deleteUser(id: ID!): User</text:span></text:p>
      <text:p text:style-name="P1"><text:span text:style-name="Source_20_Text">}</text:span></text:p>
      <text:p text:style-name="Text_20_body"><text:span text:style-name="Strong_20_Emphasis">Subscriptions:</text:span></text:p>
      <text:list text:style-name="L4">
        <text:list-item>
          <text:p text:style-name="P9"><text:soft-page-break/>Define subscriptions for subscribing to real-time updates from the GraphQL API.</text:p>
        </text:list-item>
        <text:list-item>
          <text:p text:style-name="P8">Subscriptions specify the events to listen for and the data to be included in the subscription payload.</text:p>
        </text:list-item>
      </text:list>
      <text:p text:style-name="Text_20_body">Example:</text:p>
      <text:p text:style-name="P1">graphql</text:p>
      <text:p text:style-name="Preformatted_20_Text"><text:span text:style-name="Source_20_Text">type Subscription {</text:span></text:p>
      <text:p text:style-name="Preformatted_20_Text"><text:span text:style-name="Source_20_Text"><text:s text:c="2"/>newUser: User</text:span></text:p>
      <text:p text:style-name="P1"><text:span text:style-name="Source_20_Text">}</text:span></text:p>
      <text:p text:style-name="Text_20_body"><text:span text:style-name="Strong_20_Emphasis">Resolvers:</text:span></text:p>
      <text:list text:style-name="L5">
        <text:list-item>
          <text:p text:style-name="P11">Implement resolver functions to resolve queries, mutations, and subscriptions defined in the schema.</text:p>
        </text:list-item>
        <text:list-item>
          <text:p text:style-name="P10">Resolvers fetch data from the underlying data sources and return the response to the client.</text:p>
        </text:list-item>
      </text:list>
      <text:p text:style-name="Text_20_body">Example resolver (in a GraphQL resolver file):</text:p>
      <text:p text:style-name="P1">javascript</text:p>
      <text:p text:style-name="Preformatted_20_Text"><text:span text:style-name="Source_20_Text">const resolvers = {</text:span></text:p>
      <text:p text:style-name="Preformatted_20_Text"><text:span text:style-name="Source_20_Text"><text:s text:c="2"/>Query: {</text:span></text:p>
      <text:p text:style-name="Preformatted_20_Text"><text:span text:style-name="Source_20_Text"><text:s text:c="4"/>getUser: (parent, { id }, context, info) =&gt; {</text:span></text:p>
      <text:p text:style-name="Preformatted_20_Text"><text:span text:style-name="Source_20_Text"><text:s text:c="6"/>// Resolve logic to fetch user by ID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getUsers: (parent, args, context, info) =&gt; {</text:span></text:p>
      <text:p text:style-name="Preformatted_20_Text"><text:span text:style-name="Source_20_Text"><text:s text:c="6"/>// Resolve logic to fetch all users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Mutation: {</text:span></text:p>
      <text:p text:style-name="Preformatted_20_Text"><text:span text:style-name="Source_20_Text"><text:s text:c="4"/>createUser: (parent, { name, email }, context, info) =&gt; {</text:span></text:p>
      <text:p text:style-name="Preformatted_20_Text"><text:span text:style-name="Source_20_Text"><text:s text:c="6"/>// Resolve logic to create a new user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// Implement other mutation resolvers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Subscription: {</text:span></text:p>
      <text:p text:style-name="Preformatted_20_Text"><text:span text:style-name="Source_20_Text"><text:s text:c="4"/>newUser: {</text:span></text:p>
      <text:p text:style-name="Preformatted_20_Text"><text:span text:style-name="Source_20_Text"><text:s text:c="6"/>subscribe: () =&gt; pubsub.asyncIterator(['NEW_USER'])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;</text:span></text:p>
      <text:p text:style-name="Text_20_body"><text:span text:style-name="Strong_20_Emphasis">Data Fetching:</text:span></text:p>
      <text:list text:style-name="L6">
        <text:list-item>
          <text:p text:style-name="P13">Use data loaders to batch and cache data fetching operations to improve performance.</text:p>
        </text:list-item>
        <text:list-item>
          <text:p text:style-name="P12">Implement data fetching logic in resolvers or service layers to encapsulate data access logic.</text:p>
        </text:list-item>
      </text:list>
      <text:p text:style-name="Text_20_body">Example data fetching using a service layer:</text:p>
      <text:p text:style-name="P1">javascript</text:p>
      <text:p text:style-name="Preformatted_20_Text"><text:span text:style-name="Source_20_Text">class UserService {</text:span></text:p>
      <text:p text:style-name="Preformatted_20_Text"><text:span text:style-name="Source_20_Text"><text:s text:c="2"/>static async getUserById(id) {</text:span></text:p>
      <text:p text:style-name="Preformatted_20_Text"><text:span text:style-name="Source_20_Text"><text:s text:c="4"/>// Fetch user from database</text:span></text:p>
      <text:p text:style-name="Preformatted_20_Text"><text:soft-page-break/><text:span text:style-name="Source_20_Text"><text:s text:c="2"/>}</text:span></text:p>
      <text:p text:style-name="Preformatted_20_Text"/>
      <text:p text:style-name="Preformatted_20_Text"><text:span text:style-name="Source_20_Text"><text:s text:c="2"/>static async getAllUsers() {</text:span></text:p>
      <text:p text:style-name="Preformatted_20_Text"><text:span text:style-name="Source_20_Text"><text:s text:c="4"/>// Fetch all users from database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Error Handling:</text:span></text:p>
      <text:list text:style-name="L7">
        <text:list-item>
          <text:p text:style-name="P15">Use GraphQL error objects to report errors in the response.</text:p>
        </text:list-item>
        <text:list-item>
          <text:p text:style-name="P14">Handle errors gracefully in resolver functions and return meaningful error messages to the client.</text:p>
        </text:list-item>
      </text:list>
      <text:p text:style-name="Text_20_body">Example error handling in a resolver function:</text:p>
      <text:p text:style-name="P1">javascript</text:p>
      <text:p text:style-name="Preformatted_20_Text"><text:span text:style-name="Source_20_Text">const resolvers = {</text:span></text:p>
      <text:p text:style-name="Preformatted_20_Text"><text:span text:style-name="Source_20_Text"><text:s text:c="2"/>Query: {</text:span></text:p>
      <text:p text:style-name="Preformatted_20_Text"><text:span text:style-name="Source_20_Text"><text:s text:c="4"/>getUser: (parent, { id }, context, info) =&gt; {</text:span></text:p>
      <text:p text:style-name="Preformatted_20_Text"><text:span text:style-name="Source_20_Text"><text:s text:c="6"/>const user = UserService.getUserById(id);</text:span></text:p>
      <text:p text:style-name="Preformatted_20_Text"><text:span text:style-name="Source_20_Text"><text:s text:c="6"/>if (!user) {</text:span></text:p>
      <text:p text:style-name="Preformatted_20_Text"><text:span text:style-name="Source_20_Text"><text:s text:c="8"/>throw new Error('User not found');</text:span></text:p>
      <text:p text:style-name="Preformatted_20_Text"><text:span text:style-name="Source_20_Text"><text:s text:c="6"/>}</text:span></text:p>
      <text:p text:style-name="Preformatted_20_Text"><text:span text:style-name="Source_20_Text"><text:s text:c="6"/>return user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;</text:span></text:p>
      <text:p text:style-name="Text_20_body"><text:span text:style-name="Strong_20_Emphasis">Authentication and Authorization:</text:span></text:p>
      <text:list text:style-name="L8">
        <text:list-item>
          <text:p text:style-name="P17">Implement authentication and authorization mechanisms to secure the GraphQL API.</text:p>
        </text:list-item>
        <text:list-item>
          <text:p text:style-name="P16">Use middleware or resolver-level authentication to restrict access to sensitive data and operations.</text:p>
        </text:list-item>
      </text:list>
      <text:p text:style-name="Text_20_body">Example using middleware for authentication:</text:p>
      <text:p text:style-name="P1">javascript</text:p>
      <text:p text:style-name="Preformatted_20_Text"><text:span text:style-name="Source_20_Text">const { ApolloServer, AuthenticationError } = require('apollo-server');</text:span></text:p>
      <text:p text:style-name="Preformatted_20_Text"/>
      <text:p text:style-name="Preformatted_20_Text"><text:span text:style-name="Source_20_Text">const server = new ApolloServer({</text:span></text:p>
      <text:p text:style-name="Preformatted_20_Text"><text:span text:style-name="Source_20_Text"><text:s text:c="2"/>typeDefs,</text:span></text:p>
      <text:p text:style-name="Preformatted_20_Text"><text:span text:style-name="Source_20_Text"><text:s text:c="2"/>resolvers,</text:span></text:p>
      <text:p text:style-name="Preformatted_20_Text"><text:span text:style-name="Source_20_Text"><text:s text:c="2"/>context: ({ req }) =&gt; {</text:span></text:p>
      <text:p text:style-name="Preformatted_20_Text"><text:span text:style-name="Source_20_Text"><text:s text:c="4"/>const token = req.headers.authorization || '';</text:span></text:p>
      <text:p text:style-name="Preformatted_20_Text"><text:span text:style-name="Source_20_Text"><text:s text:c="4"/>if (!isValidToken(token)) {</text:span></text:p>
      <text:p text:style-name="Preformatted_20_Text"><text:span text:style-name="Source_20_Text"><text:s text:c="6"/>throw new AuthenticationError('Invalid token'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/ Add authenticated user to context</text:span></text:p>
      <text:p text:style-name="Preformatted_20_Text"><text:span text:style-name="Source_20_Text"><text:s text:c="4"/>return { user: authenticatedUser };</text:span></text:p>
      <text:p text:style-name="Preformatted_20_Text"><text:span text:style-name="Source_20_Text"><text:s text:c="2"/>},</text:span></text:p>
      <text:p text:style-name="P1"><text:span text:style-name="Source_20_Text">});</text:span></text:p>
      <text:p text:style-name="Text_20_body"><text:span text:style-name="Strong_20_Emphasis">Schema Stitching and Federation:</text:span></text:p>
      <text:list text:style-name="L9">
        <text:list-item>
          <text:p text:style-name="P19"><text:soft-page-break/>Use schema stitching or federation to compose multiple GraphQL schemas into a single cohesive API.</text:p>
        </text:list-item>
        <text:list-item>
          <text:p text:style-name="P18">Split large schemas into smaller, more manageable schemas and federate them together.</text:p>
        </text:list-item>
      </text:list>
      <text:p text:style-name="Text_20_body">Example using Apollo Federation:</text:p>
      <text:p text:style-name="P1">javascript</text:p>
      <text:p text:style-name="Preformatted_20_Text"><text:span text:style-name="Source_20_Text">const { ApolloGateway } = require('@apollo/gateway');</text:span></text:p>
      <text:p text:style-name="Preformatted_20_Text"/>
      <text:p text:style-name="Preformatted_20_Text"><text:span text:style-name="Source_20_Text">const gateway = new ApolloGateway({</text:span></text:p>
      <text:p text:style-name="Preformatted_20_Text"><text:span text:style-name="Source_20_Text"><text:s text:c="2"/>serviceList: [</text:span></text:p>
      <text:p text:style-name="Preformatted_20_Text"><text:span text:style-name="Source_20_Text"><text:s text:c="4"/>{ name: 'accounts', url: 'http://localhost:4001' },</text:span></text:p>
      <text:p text:style-name="Preformatted_20_Text"><text:span text:style-name="Source_20_Text"><text:s text:c="4"/>{ name: 'products', url: 'http://localhost:4002' },</text:span></text:p>
      <text:p text:style-name="Preformatted_20_Text"><text:span text:style-name="Source_20_Text"><text:s text:c="2"/>],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const server = new ApolloServer({</text:span></text:p>
      <text:p text:style-name="Preformatted_20_Text"><text:span text:style-name="Source_20_Text"><text:s text:c="2"/>gateway,</text:span></text:p>
      <text:p text:style-name="Preformatted_20_Text"><text:span text:style-name="Source_20_Text"><text:s text:c="2"/>subscriptions: false,</text:span></text:p>
      <text:p text:style-name="P1"><text:span text:style-name="Source_20_Text">});</text:span></text:p>
      <text:p text:style-name="Text_20_body"><text:span text:style-name="Strong_20_Emphasis">Schema Design Best Practices:</text:span></text:p>
      <text:list text:style-name="L10">
        <text:list-item>
          <text:p text:style-name="P21">Design the schema to be intuitive and easy to use for clients.</text:p>
        </text:list-item>
        <text:list-item>
          <text:p text:style-name="P21">Use consistent naming conventions for types, fields, arguments, and enums.</text:p>
        </text:list-item>
        <text:list-item>
          <text:p text:style-name="P20">Keep the schema flexible and extensible to accommodate future changes and requirements.</text:p>
        </text:list-item>
      </text:list>
      <text:p text:style-name="Text_20_body"><text:span text:style-name="Strong_20_Emphasis">Documentation:</text:span></text:p>
      <text:list text:style-name="L11">
        <text:list-item>
          <text:p text:style-name="P23">Document the GraphQL API using tools like GraphQL Playground, GraphQL IDE, or GraphQL schema documentation generators.</text:p>
        </text:list-item>
        <text:list-item>
          <text:p text:style-name="P22">Include descriptions for types, fields, queries, mutations, and subscriptions to provide context and usage guidelines for client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7:39.232314361</meta:creation-date>
    <dc:date>2024-04-03T13:55:02.812837072</dc:date>
    <meta:editing-duration>PT1M51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4" meta:paragraph-count="138" meta:word-count="692" meta:character-count="4630" meta:non-whitespace-character-count="3893"/>
  </office:meta>
</office:document-meta>
</file>